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4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VALLIER Raphaël<text:tab/><text:tab/><text:tab/><text:tab/><text:tab/><text:tab/><text:tab/><text:tab/> <text:s text:c="8"/>M2 Info G.L.</text:p>
      <text:p text:style-name="Standard">DOUCHEMENT Marc<text:tab/><text:tab/><text:tab/><text:tab/><text:tab/><text:tab/><text:tab/><text:tab/><text:tab/> <text:s text:c="11"/>V.V.</text:p>
      <text:p text:style-name="Standard"/>
      <text:p text:style-name="Heading">Rapport TP 8 : YETI – Tests ConsoleChess</text:p>
      <text:p text:style-name="Text_20_body"/>
      <text:p text:style-name="Text_20_body"/>
      <text:h text:style-name="Heading_20_1" text:outline-level="1">Introduction</text:h>
      <text:p text:style-name="Standard">Ce rapport présente les fautes contenues dans l'application ConsoleChess et comment elles ont été trouvées à l'aide du générateur de tests aléatoires YETI.</text:p>
      <text:p text:style-name="Text_20_body"/>
      <text:h text:style-name="Heading_20_1" text:outline-level="1">Cas de tests</text:h>
      <text:p text:style-name="Text_20_body">Toutes les données d'aide de tests pour Yeti ont été ajoutées dans le paquet <text:span text:style-name="T1">yeti</text:span><text:span text:style-name="T2">.</text:span></text:p>
      <text:p text:style-name="Text_20_body"/>
      <text:h text:style-name="Heading_20_2" text:outline-level="2">Test de la classe : Square.java</text:h>
      <text:list xml:id="list37688895" text:style-name="L1">
        <text:list-item>
          <text:p text:style-name="P1">Initialisation des attributs <text:span text:style-name="T1">col</text:span> et <text:span text:style-name="T1">row</text:span>.</text:p>
        </text:list-item>
        <text:list-item>
          <text:p text:style-name="P1">Suppression du constructeur <text:span text:style-name="T1">public Square(List&lt;Integer&gt; square)</text:span><text:span text:style-name="T2"> car celui-ci était du code mort.</text:span></text:p>
        </text:list-item>
      </text:list>
      <text:p text:style-name="Standard"/>
      <text:h text:style-name="Heading_20_2" text:outline-level="2">Test de la classe : Board.java</text:h>
      <text:list xml:id="list37682410" text:style-name="L2">
        <text:list-item>
          <text:p text:style-name="P2">Suppression de l'attribut <text:span text:style-name="T1">boolean check</text:span><text:span text:style-name="T2"> et de la méthode </text:span><text:span text:style-name="T1">public void setCheck(boolean check)</text:span><text:span text:style-name="T2"> car ceux-ci était du code mort (l'attribut check n'était jamais utilisé).</text:span></text:p>
        </text:list-item>
        <text:list-item>
          <text:p text:style-name="P2"><text:span text:style-name="T2">Suppression des </text:span><text:span text:style-name="T1">throws Exception</text:span><text:span text:style-name="T2"> du constructeur et de la méthode </text:span><text:span text:style-name="T1">setAttackedSquares()</text:span><text:span text:style-name="T2"> car aucune exception n'y est levée.</text:span></text:p>
        </text:list-item>
        <text:list-item>
          <text:p text:style-name="P2"><text:span text:style-name="T2">Modification de l’instruction </text:span><text:span text:style-name="T1">setup.put(p.getPosition(), null)</text:span><text:span text:style-name="T2"> de la méthode </text:span><text:span text:style-name="T1">movePiece(..)</text:span><text:span text:style-name="T2"> par </text:span><text:span text:style-name="T1">setup.put(p.getPosition(), p)</text:span><text:span text:style-name="T2">.</text:span></text:p>
        </text:list-item>
      </text:list>
      <text:p text:style-name="P3"/>
      <text:h text:style-name="Heading_20_2" text:outline-level="2">Test de la classe : Piece.java</text:h>
      <text:list xml:id="list38383706" text:continue-numbering="true" text:style-name="L2">
        <text:list-item>
          <text:p text:style-name="P2"><text:span text:style-name="T2">Suppression de l'instruction </text:span><text:span text:style-name="T1">board.setCheck(check) </text:span><text:span text:style-name="T2">de la méthode </text:span><text:span text:style-name="T1">checkBoard(..)</text:span><text:span text:style-name="T2"> car c'est du code mort par extension de la classe Board.</text:span></text:p>
        </text:list-item>
      </text:list>
      <text:p text:style-name="Standard"/>
      <text:h text:style-name="Heading_20_2" text:outline-level="2">Test de la classe : Main.java</text:h>
      <text:list xml:id="list37691762" text:style-name="L3">
        <text:list-item>
          <text:p text:style-name="P4">Modifications des conditions dans la méthode <text:span text:style-name="T1">getAlphaConversion(..)</text:span><text:span text:style-name="T2">, </text:span><text:span text:style-name="T1">"a".equals(s)</text:span><text:span text:style-name="T2"> à la place de </text:span><text:span text:style-name="T1">s.equals("a")</text:span><text:span text:style-name="T2">. Cela évite les null pointer exception intempestif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style:font-name="Arial" fo:font-size="18pt" style:text-underline-style="solid" style:text-underline-width="auto" style:text-underline-color="font-color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Text_20_body" style:default-outline-level="1" style:class="text">
      <style:paragraph-properties fo:text-align="start" style:justify-single-word="false">
        <style:tab-stops/>
      </style:paragraph-properties>
      <style:text-properties fo:font-size="120%" style:text-underline-style="none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2" style:display-name="Heading 2" style:family="paragraph" style:next-style-name="Text_20_body" style:default-outline-level="2" style:class="text" style:master-page-name="">
      <style:paragraph-properties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15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2cm" fo:text-indent="0.183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05:08</meta:creation-date>
    <dc:date>2012-11-23T18:24:44.95</dc:date>
    <meta:editing-duration>PT3H2M8S</meta:editing-duration>
    <meta:editing-cycles>88</meta:editing-cycles>
    <meta:generator>LibreOffice/3.5$Windows_x86 LibreOffice_project/235ab8a-3802056-4a8fed3-2d66ea8-e241b80</meta:generator>
    <meta:document-statistic meta:table-count="0" meta:image-count="0" meta:object-count="0" meta:page-count="1" meta:paragraph-count="18" meta:word-count="205" meta:character-count="1228" meta:non-whitespace-character-count="1162"/>
  </office:meta>
</office:document-meta>
</file>